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000000" loext:opacity="100%" style:font-name="monospace" fo:background-color="#ffffff" loext:char-shading-value="0"/>
    </style:style>
    <style:style style:name="T2" style:family="text">
      <style:text-properties fo:color="#000000" loext:opacity="100%" style:font-name="monospace" officeooo:rsid="0015b1c0" fo:background-color="#ffffff" loext:char-shading-value="0"/>
    </style:style>
    <style:style style:name="T3" style:family="text">
      <style:text-properties fo:color="#000000" loext:opacity="100%" style:font-name="monospace" fo:background-color="#ffffff" loext:char-shading-value="0" style:font-name-asian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2</text:span><text:span text:style-name="T1">40801 12h Ergebnisbericht checkthis</text:span></text:h>
      <text:p text:style-name="P1"><text:span text:style-name="T1">Some weights of DistilBertForSequenceClassification were not initialized from the model checkpoint at distilbert-base-uncased an<text:line-break/>d are newly initialized: ['classifier.bias', 'classifier.weight', 'pre_classifier.bias', 'pre_classifier.weight'] <text:line-break/>You should probably TRAIN this model on a down-stream task to be able to use it for predictions and inference. <text:line-break/>Map: 100%|█████████████████████████████████████████████████████████████████████████████| 172/172 [00:02&lt;00:00, 84.94 examples/s] <text:line-break/>Map: 100%|██████████████████████████████████████████████████████████████████████████████| 37/37 [00:00&lt;00:00, 111.82 examples/s] <text:line-break/>Map: 100%|███████████████████████████████████████████████████████████████████████████████| 37/37 [00:00&lt;00:00, 64.43 examples/s] <text:line-break/>Spalten nach der Tokenisierung: <text:line-break/>['labels', 'input_ids', 'attention_mask'] <text:line-break/>['labels', 'input_ids', 'attention_mask'] <text:line-break/>Struktur des tokenisierten Trainingsdatensatzes: <text:line-break/>{'labels': Value(dtype='int64', id=None), 'input_ids': Sequence(feature=Value(dtype='int32', id=None), length=-1, id=None), 'att<text:line-break/>ention_mask': Sequence(feature=Value(dtype='int8', id=None), length=-1, id=None)} <text:line-break/>Struktur des tokenisierten Testdatensatzes: <text:line-break/>{'labels': Value(dtype='int64', id=None), 'input_ids': Sequence(feature=Value(dtype='int32', id=None), length=-1, id=None), 'att<text:line-break/>ention_mask': Sequence(feature=Value(dtype='int8', id=None), length=-1, id=None)} <text:line-break/>/media/res/HDD_AB/projekte/kd0241-py/Q-KAT/AAUNaL/venv/lib/python3.12/site-packages/transformers/training_args.py:1525: FutureWa<text:line-break/>rning: `evaluation_strategy` is deprecated and will be removed in version 4.46 of </text:span><text:span text:style-name="T3">珞 </text:span><text:span text:style-name="T1">Transformers. Use `eval_strategy` instead <text:line-break/> warnings.warn( <text:line-break/></text:span><text:soft-page-break/><text:span text:style-name="T1">ERROR:root:Fehler bei der Vorhersage für CheckThis/770320 FOOTPLATES USE FORBIDDEN.txt: y contains previously unseen labels: [25<text:line-break/>] <text:line-break/>WARNING:root:Konnte keine Analyse für 770320 FOOTPLATES USE FORBIDDEN.txt durchführen. <text:line-break/>ERROR:root:Fehler bei der Vorhersage für CheckThis/ME Vol 5 PART THIRTY-SIX preface.txt: y contains previously unseen labels: [2<text:line-break/>9] <text:line-break/>WARNING:root:Konnte keine Analyse für ME Vol 5 PART THIRTY-SIX preface.txt durchführen. <text:line-break/>ERROR:root:Fehler bei der Vorhersage für CheckThis/840724 Confidential - The L-RDs.txt: y contains previously unseen labels: [25<text:line-break/>] <text:line-break/>WARNING:root:Konnte keine Analyse für 840724 Confidential - The L-RDs.txt durchführen. <text:line-break/>ERROR:root:Fehler bei der Vorhersage für CheckThis/Mission_Earth_05_part_36 o preface.txt: y contains previously unseen labels: <text:line-break/>[31] <text:line-break/>WARNING:root:Konnte keine Analyse für Mission_Earth_05_part_36 o preface.txt durchführen. <text:line-break/>ERROR:root:Fehler bei der Vorhersage für CheckThis/770124 TECH CORRECTION ROUND-UP.txt: y contains previously unseen labels: [25<text:line-break/>] <text:line-break/>WARNING:root:Konnte keine Analyse für 770124 TECH CORRECTION ROUND-UP.txt durchführen. <text:line-break/>ERROR:root:Fehler bei der Vorhersage für CheckThis/501101 THE INTENSIVE PROCESSING PROCEDURE.txt: y contains previously unseen l<text:line-break/>abels: [29] <text:line-break/>WARNING:root:Konnte keine Analyse für 501101 THE INTENSIVE PROCESSING PROCEDURE.txt durchführen. <text:line-break/>Some weights of RobertaForSequenceClassification were not initialized from the model checkpoint at roberta-base and are newly in<text:line-break/>itialized: ['classifier.dense.bias', 'classifier.dense.weight', 'classifier.out_proj.bias', 'classifier.out_proj.weight'] <text:line-break/></text:span><text:soft-page-break/><text:span text:style-name="T1">You should probably TRAIN this model on a down-stream task to be able to use it for predictions and inference. <text:line-break/>Map: 100%|█████████████████████████████████████████████████████████████████████████████| 172/172 [00:01&lt;00:00, 90.28 examples/s] <text:line-break/>Map: 100%|██████████████████████████████████████████████████████████████████████████████| 37/37 [00:00&lt;00:00, 120.29 examples/s] <text:line-break/>Map: 100%|███████████████████████████████████████████████████████████████████████████████| 37/37 [00:00&lt;00:00, 56.05 examples/s] <text:line-break/>Spalten nach der Tokenisierung: <text:line-break/>['labels', 'input_ids', 'attention_mask'] <text:line-break/>['labels', 'input_ids', 'attention_mask'] <text:line-break/>Struktur des tokenisierten Trainingsdatensatzes: <text:line-break/>{'labels': Value(dtype='int64', id=None), 'input_ids': Sequence(feature=Value(dtype='int32', id=None), length=-1, id=None), 'att<text:line-break/>ention_mask': Sequence(feature=Value(dtype='int8', id=None), length=-1, id=None)} <text:line-break/>Struktur des tokenisierten Testdatensatzes: <text:line-break/>{'labels': Value(dtype='int64', id=None), 'input_ids': Sequence(feature=Value(dtype='int32', id=None), length=-1, id=None), 'att<text:line-break/>ention_mask': Sequence(feature=Value(dtype='int8', id=None), length=-1, id=None)} <text:line-break/>/media/res/HDD_AB/projekte/kd0241-py/Q-KAT/AAUNaL/venv/lib/python3.12/site-packages/transformers/training_args.py:1525: FutureWa<text:line-break/>rning: `evaluation_strategy` is deprecated and will be removed in version 4.46 of </text:span><text:span text:style-name="T3">珞 </text:span><text:span text:style-name="T1">Transformers. Use `eval_strategy` instead <text:line-break/> warnings.warn( <text:line-break/>ERROR:root:Fehler bei der Vorhersage für CheckThis/770320 FOOTPLATES USE FORBIDDEN.txt: y contains previously unseen labels: [25<text:line-break/>] <text:line-break/>WARNING:root:Konnte keine Analyse für 770320 FOOTPLATES USE FORBIDDEN.txt durchführen. <text:line-break/>ERROR:root:Fehler bei der Vorhersage für CheckThis/ME Vol 5 PART </text:span><text:soft-page-break/><text:span text:style-name="T1">THIRTY-SIX preface.txt: y contains previously unseen labels: [2<text:line-break/>5] <text:line-break/>WARNING:root:Konnte keine Analyse für ME Vol 5 PART THIRTY-SIX preface.txt durchführen. <text:line-break/>ERROR:root:Fehler bei der Vorhersage für CheckThis/840724 Confidential - The L-RDs.txt: y contains previously unseen labels: [25<text:line-break/>] <text:line-break/>WARNING:root:Konnte keine Analyse für 840724 Confidential - The L-RDs.txt durchführen. <text:line-break/>ERROR:root:Fehler bei der Vorhersage für CheckThis/Mission_Earth_05_part_36 o preface.txt: y contains previously unseen labels: <text:line-break/>[25] <text:line-break/>WARNING:root:Konnte keine Analyse für Mission_Earth_05_part_36 o preface.txt durchführen. <text:line-break/>ERROR:root:Fehler bei der Vorhersage für CheckThis/770124 TECH CORRECTION ROUND-UP.txt: y contains previously unseen labels: [25<text:line-break/>] <text:line-break/>WARNING:root:Konnte keine Analyse für 770124 TECH CORRECTION ROUND-UP.txt durchführen. <text:line-break/>ERROR:root:Fehler bei der Vorhersage für CheckThis/501101 THE INTENSIVE PROCESSING PROCEDURE.txt: y contains previously unseen l<text:line-break/>abels: [25] <text:line-break/>WARNING:root:Konnte keine Analyse für 501101 THE INTENSIVE PROCESSING PROCEDURE.txt durchführen. <text:line-break/>Some weights of AlbertForSequenceClassification were not initialized from the model checkpoint at albert-base-v2 and are newly i<text:line-break/>nitialized: ['classifier.bias', 'classifier.weight'] <text:line-break/>You should probably TRAIN this model on a down-stream task to be able to use it for predictions and inference. <text:line-break/>Map: 100%|█████████████████████████████████████████████████████████████████████████████| 172/172 [00:03&lt;00:00, 54.06 examples/s] <text:line-break/>Map: 100%|███████████████████████████████████████████████████████████████████████████████| 37/37 [00:00&lt;00:00, 69.85 examples/s] <text:line-break/></text:span><text:soft-page-break/><text:span text:style-name="T1">Map: 100%|███████████████████████████████████████████████████████████████████████████████| 37/37 [00:01&lt;00:00, 30.13 examples/s] <text:line-break/>Spalten nach der Tokenisierung: <text:line-break/>['labels', 'input_ids', 'token_type_ids', 'attention_mask'] <text:line-break/>['labels', 'input_ids', 'token_type_ids', 'attention_mask'] <text:line-break/>Struktur des tokenisierten Trainingsdatensatzes: <text:line-break/>{'labels': Value(dtype='int64', id=None), 'input_ids': Sequence(feature=Value(dtype='int32', id=None), length=-1, id=None), 'tok<text:line-break/>en_type_ids': Sequence(feature=Value(dtype='int8', id=None), length=-1, id=None), 'attention_mask': Sequence(feature=Value(dtype<text:line-break/>='int8', id=None), length=-1, id=None)} <text:line-break/>Struktur des tokenisierten Testdatensatzes: <text:line-break/>{'labels': Value(dtype='int64', id=None), 'input_ids': Sequence(feature=Value(dtype='int32', id=None), length=-1, id=None), 'tok<text:line-break/>en_type_ids': Sequence(feature=Value(dtype='int8', id=None), length=-1, id=None), 'attention_mask': Sequence(feature=Value(dtype<text:line-break/>='int8', id=None), length=-1, id=None)} <text:line-break/>/media/res/HDD_AB/projekte/kd0241-py/Q-KAT/AAUNaL/venv/lib/python3.12/site-packages/transformers/training_args.py:1525: FutureWa<text:line-break/>rning: `evaluation_strategy` is deprecated and will be removed in version 4.46 of </text:span><text:span text:style-name="T3">珞 </text:span><text:span text:style-name="T1">Transformers. Use `eval_strategy` instead <text:line-break/> warnings.warn( <text:line-break/>ERROR:root:Fehler bei der Vorhersage für CheckThis/770320 FOOTPLATES USE FORBIDDEN.txt: y contains previously unseen labels: [25<text:line-break/>] <text:line-break/>WARNING:root:Konnte keine Analyse für 770320 FOOTPLATES USE FORBIDDEN.txt durchführen. <text:line-break/>ERROR:root:Fehler bei der Vorhersage für CheckThis/ME Vol 5 PART THIRTY-SIX preface.txt: y contains previously unseen labels: [2<text:line-break/>5] <text:line-break/>WARNING:root:Konnte keine Analyse für ME Vol 5 PART THIRTY-SIX preface.txt durchführen. <text:line-break/></text:span><text:soft-page-break/><text:span text:style-name="T1">ERROR:root:Fehler bei der Vorhersage für CheckThis/840724 Confidential - The L-RDs.txt: y contains previously unseen labels: [25<text:line-break/>] <text:line-break/>WARNING:root:Konnte keine Analyse für 840724 Confidential - The L-RDs.txt durchführen. <text:line-break/>ERROR:root:Fehler bei der Vorhersage für CheckThis/Mission_Earth_05_part_36 o preface.txt: y contains previously unseen labels: <text:line-break/>[31] <text:line-break/>WARNING:root:Konnte keine Analyse für Mission_Earth_05_part_36 o preface.txt durchführen. <text:line-break/>ERROR:root:Fehler bei der Vorhersage für CheckThis/770124 TECH CORRECTION ROUND-UP.txt: y contains previously unseen labels: [25<text:line-break/>] <text:line-break/>WARNING:root:Konnte keine Analyse für 770124 TECH CORRECTION ROUND-UP.txt durchführen. <text:line-break/>ERROR:root:Fehler bei der Vorhersage für CheckThis/501101 THE INTENSIVE PROCESSING PROCEDURE.txt: y contains previously unseen l<text:line-break/>abels: [25] <text:line-break/>WARNING:root:Konnte keine Analyse für 501101 THE INTENSIVE PROCESSING PROCEDURE.txt durchführen.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1:49:50.365058372</meta:creation-date>
    <dc:date>2024-08-01T11:51:00.449951763</dc:date>
    <meta:editing-duration>PT1M10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6" meta:paragraph-count="2" meta:word-count="859" meta:character-count="9208" meta:non-whitespace-character-count="8266"/>
  </office:meta>
</office:document-meta>
</file>